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style:text-properties fo:font-size="12pt" fo:font-weight="normal" officeooo:rsid="004ef9e5" officeooo:paragraph-rsid="003e0f6a" style:font-size-asian="10.5pt" style:font-weight-asian="normal" style:font-size-complex="12pt" style:font-weight-complex="normal"/>
    </style:style>
    <style:style style:name="P2" style:family="paragraph" style:parent-style-name="Standard">
      <style:paragraph-properties fo:line-height="115%"/>
      <style:text-properties fo:font-size="12pt" fo:font-weight="normal" officeooo:rsid="0033ea15" officeooo:paragraph-rsid="0033ea15" style:font-size-asian="10.5pt" style:font-weight-asian="normal" style:font-size-complex="12pt" style:font-weight-complex="normal"/>
    </style:style>
    <style:style style:name="P3" style:family="paragraph" style:parent-style-name="Standard">
      <style:paragraph-properties fo:line-height="115%"/>
      <style:text-properties fo:font-size="12pt" fo:font-weight="normal" officeooo:rsid="0033ea15" officeooo:paragraph-rsid="003b3c7d" style:font-size-asian="10.5pt" style:font-weight-asian="normal" style:font-size-complex="12pt" style:font-weight-complex="normal"/>
    </style:style>
    <style:style style:name="P4" style:family="paragraph" style:parent-style-name="Standard">
      <style:paragraph-properties fo:line-height="115%"/>
      <style:text-properties fo:font-size="12pt" fo:font-weight="normal" officeooo:rsid="003e0f6a" officeooo:paragraph-rsid="003e0f6a" style:font-size-asian="10.5pt" style:font-weight-asian="normal" style:font-size-complex="12pt" style:font-weight-complex="normal"/>
    </style:style>
    <style:style style:name="P5" style:family="paragraph" style:parent-style-name="Standard">
      <style:paragraph-properties fo:line-height="115%"/>
      <style:text-properties fo:font-size="12pt" fo:font-weight="normal" officeooo:rsid="003e0f6a" officeooo:paragraph-rsid="00594d67" style:font-size-asian="10.5pt" style:font-weight-asian="normal" style:font-size-complex="12pt" style:font-weight-complex="normal"/>
    </style:style>
    <style:style style:name="P6" style:family="paragraph" style:parent-style-name="Standard">
      <style:paragraph-properties fo:line-height="115%"/>
      <style:text-properties fo:font-size="12pt" fo:font-weight="normal" officeooo:rsid="003e0f6a" officeooo:paragraph-rsid="007f232c" style:font-size-asian="10.5pt" style:font-weight-asian="normal" style:font-size-complex="12pt" style:font-weight-complex="normal"/>
    </style:style>
    <style:style style:name="P7" style:family="paragraph" style:parent-style-name="Standard">
      <style:paragraph-properties fo:line-height="115%"/>
      <style:text-properties fo:font-size="12pt" fo:font-weight="normal" officeooo:rsid="00429f04" officeooo:paragraph-rsid="003e0f6a" style:font-size-asian="10.5pt" style:font-weight-asian="normal" style:font-size-complex="12pt" style:font-weight-complex="normal"/>
    </style:style>
    <style:style style:name="P8" style:family="paragraph" style:parent-style-name="Standard">
      <style:paragraph-properties fo:line-height="115%"/>
      <style:text-properties fo:font-size="12pt" fo:font-weight="normal" officeooo:rsid="0041fa6e" officeooo:paragraph-rsid="003e0f6a" style:font-size-asian="10.5pt" style:font-weight-asian="normal" style:font-size-complex="12pt" style:font-weight-complex="normal"/>
    </style:style>
    <style:style style:name="P9" style:family="paragraph" style:parent-style-name="Standard">
      <style:paragraph-properties fo:line-height="115%"/>
      <style:text-properties fo:font-size="12pt" fo:font-weight="normal" officeooo:rsid="0058b9fa" officeooo:paragraph-rsid="003e0f6a" style:font-size-asian="10.5pt" style:font-weight-asian="normal" style:font-size-complex="12pt" style:font-weight-complex="normal"/>
    </style:style>
    <style:style style:name="P10" style:family="paragraph" style:parent-style-name="Standard">
      <style:paragraph-properties fo:line-height="115%"/>
      <style:text-properties fo:font-size="12pt" fo:font-weight="normal" officeooo:rsid="005aa6ea" officeooo:paragraph-rsid="005aa6ea" style:font-size-asian="10.5pt" style:font-weight-asian="normal" style:font-size-complex="12pt" style:font-weight-complex="normal"/>
    </style:style>
    <style:style style:name="P11" style:family="paragraph" style:parent-style-name="Standard">
      <style:paragraph-properties fo:line-height="115%"/>
      <style:text-properties fo:font-size="12pt" fo:font-weight="normal" officeooo:rsid="005db45a" officeooo:paragraph-rsid="005aa6ea" style:font-size-asian="10.5pt" style:font-weight-asian="normal" style:font-size-complex="12pt" style:font-weight-complex="normal"/>
    </style:style>
    <style:style style:name="P12" style:family="paragraph" style:parent-style-name="Standard">
      <style:paragraph-properties fo:line-height="115%"/>
      <style:text-properties fo:font-size="12pt" fo:font-weight="normal" officeooo:rsid="0051cd99" officeooo:paragraph-rsid="003e3667" style:font-size-asian="10.5pt" style:font-weight-asian="normal" style:font-size-complex="12pt" style:font-weight-complex="normal"/>
    </style:style>
    <style:style style:name="P13" style:family="paragraph" style:parent-style-name="Standard">
      <style:paragraph-properties fo:line-height="115%"/>
      <style:text-properties fo:font-size="12pt" fo:font-weight="normal" officeooo:rsid="0051cd99" officeooo:paragraph-rsid="00547c3f" style:font-size-asian="10.5pt" style:font-weight-asian="normal" style:font-size-complex="12pt" style:font-weight-complex="normal"/>
    </style:style>
    <style:style style:name="P14" style:family="paragraph" style:parent-style-name="Standard">
      <style:paragraph-properties fo:line-height="115%"/>
      <style:text-properties fo:font-size="12pt" fo:font-weight="normal" officeooo:rsid="003e3667" officeooo:paragraph-rsid="003e3667" style:font-size-asian="10.5pt" style:font-weight-asian="normal" style:font-size-complex="12pt" style:font-weight-complex="normal"/>
    </style:style>
    <style:style style:name="P15" style:family="paragraph" style:parent-style-name="Standard">
      <style:paragraph-properties fo:line-height="115%"/>
      <style:text-properties fo:font-size="12pt" fo:font-weight="bold" officeooo:rsid="003e0f6a" officeooo:paragraph-rsid="003e0f6a" style:font-size-asian="10.5pt" style:font-weight-asian="bold" style:font-size-complex="12pt" style:font-weight-complex="bold"/>
    </style:style>
    <style:style style:name="P16" style:family="paragraph" style:parent-style-name="Standard">
      <style:paragraph-properties fo:line-height="115%"/>
      <style:text-properties fo:font-size="12pt" fo:font-weight="bold" officeooo:rsid="003e0f6a" officeooo:paragraph-rsid="005aa6ea" style:font-size-asian="10.5pt" style:font-weight-asian="bold" style:font-size-complex="12pt" style:font-weight-complex="bold"/>
    </style:style>
    <style:style style:name="P17" style:family="paragraph" style:parent-style-name="Standard">
      <style:paragraph-properties fo:line-height="115%"/>
      <style:text-properties fo:font-size="12pt" fo:font-weight="bold" officeooo:rsid="003e0f6a" officeooo:paragraph-rsid="007af091" style:font-size-asian="10.5pt" style:font-weight-asian="bold" style:font-size-complex="12pt" style:font-weight-complex="bold"/>
    </style:style>
    <style:style style:name="P18" style:family="paragraph" style:parent-style-name="Standard">
      <style:paragraph-properties fo:line-height="115%"/>
      <style:text-properties fo:font-size="12pt" fo:font-weight="bold" officeooo:rsid="003e0f6a" officeooo:paragraph-rsid="0095410d" style:font-size-asian="10.5pt" style:font-weight-asian="bold" style:font-size-complex="12pt" style:font-weight-complex="bold"/>
    </style:style>
    <style:style style:name="P19" style:family="paragraph" style:parent-style-name="Standard">
      <style:paragraph-properties fo:line-height="115%"/>
      <style:text-properties fo:font-size="12pt" fo:font-weight="bold" officeooo:rsid="0033ea15" officeooo:paragraph-rsid="0033ea15" style:font-size-asian="10.5pt" style:font-weight-asian="bold" style:font-size-complex="12pt" style:font-weight-complex="bold"/>
    </style:style>
    <style:style style:name="P20" style:family="paragraph" style:parent-style-name="Standard">
      <style:paragraph-properties fo:line-height="115%"/>
      <style:text-properties fo:font-size="12pt" fo:font-weight="bold" officeooo:rsid="0088709b" officeooo:paragraph-rsid="0088709b" style:font-size-asian="10.5pt" style:font-weight-asian="bold" style:font-size-complex="12pt" style:font-weight-complex="bold"/>
    </style:style>
    <style:style style:name="P21" style:family="paragraph" style:parent-style-name="Standard">
      <style:paragraph-properties fo:line-height="115%"/>
      <style:text-properties fo:font-size="22pt" fo:font-weight="bold" officeooo:rsid="0033ea15" officeooo:paragraph-rsid="0033ea15" style:font-size-asian="22pt" style:font-weight-asian="bold" style:font-size-complex="22pt" style:font-weight-complex="bold"/>
    </style:style>
    <style:style style:name="P22" style:family="paragraph" style:parent-style-name="Standard">
      <style:paragraph-properties fo:line-height="115%"/>
      <style:text-properties fo:font-size="22pt" fo:font-weight="bold" officeooo:rsid="000ce82d" officeooo:paragraph-rsid="000ce82d" style:font-size-asian="22pt" style:font-weight-asian="bold" style:font-size-complex="22pt" style:font-weight-complex="bold"/>
    </style:style>
    <style:style style:name="P23" style:family="paragraph" style:parent-style-name="Standard">
      <style:paragraph-properties fo:line-height="115%"/>
      <style:text-properties fo:font-size="14pt" fo:font-weight="bold" officeooo:rsid="0033ea15" officeooo:paragraph-rsid="0033ea15" style:font-size-asian="14pt" style:font-weight-asian="bold" style:font-size-complex="14pt" style:font-weight-complex="bold"/>
    </style:style>
    <style:style style:name="P24" style:family="paragraph" style:parent-style-name="Standard">
      <style:paragraph-properties fo:line-height="115%"/>
      <style:text-properties fo:font-size="14pt" fo:font-weight="bold" officeooo:rsid="003e0f6a" officeooo:paragraph-rsid="003e0f6a" style:font-size-asian="14pt" style:font-weight-asian="bold" style:font-size-complex="14pt" style:font-weight-complex="bold"/>
    </style:style>
    <style:style style:name="P25" style:family="paragraph" style:parent-style-name="Standard">
      <style:paragraph-properties fo:line-height="115%"/>
      <style:text-properties fo:font-size="14pt" fo:font-weight="bold" officeooo:rsid="003e3667" officeooo:paragraph-rsid="003e3667" style:font-size-asian="14pt" style:font-weight-asian="bold" style:font-size-complex="14pt" style:font-weight-complex="bold"/>
    </style:style>
    <style:style style:name="P26" style:family="paragraph" style:parent-style-name="Standard">
      <style:paragraph-properties fo:line-height="115%"/>
      <style:text-properties fo:font-size="14pt" fo:font-weight="bold" officeooo:rsid="000ce82d" officeooo:paragraph-rsid="000ce82d" style:font-size-asian="12.25pt" style:font-weight-asian="bold" style:font-size-complex="14pt" style:font-weight-complex="bold"/>
    </style:style>
    <style:style style:name="P27" style:family="paragraph" style:parent-style-name="Standard">
      <style:paragraph-properties fo:line-height="115%"/>
      <style:text-properties fo:font-size="14pt" fo:font-weight="bold" officeooo:rsid="0088709b" officeooo:paragraph-rsid="0088709b" style:font-size-asian="12.25pt" style:font-weight-asian="bold" style:font-size-complex="14pt" style:font-weight-complex="bold"/>
    </style:style>
    <style:style style:name="P28" style:family="paragraph" style:parent-style-name="Standard">
      <style:paragraph-properties fo:line-height="115%"/>
      <style:text-properties fo:font-size="14pt" fo:font-weight="normal" officeooo:rsid="0088709b" officeooo:paragraph-rsid="0088709b" style:font-size-asian="12.25pt" style:font-weight-asian="normal" style:font-size-complex="14pt" style:font-weight-complex="normal"/>
    </style:style>
    <style:style style:name="P29" style:family="paragraph" style:parent-style-name="Standard">
      <style:paragraph-properties fo:line-height="115%"/>
      <style:text-properties fo:color="#cccccc" fo:font-size="22pt" fo:font-weight="bold" officeooo:rsid="000ce82d" officeooo:paragraph-rsid="000ce82d" style:font-size-asian="22pt" style:font-weight-asian="bold" style:font-size-complex="22pt" style:font-weight-complex="bold"/>
    </style:style>
    <style:style style:name="P30" style:family="paragraph" style:parent-style-name="Standard">
      <style:paragraph-properties fo:line-height="115%"/>
      <style:text-properties fo:color="#cccccc" officeooo:rsid="00043e6e" officeooo:paragraph-rsid="00043e6e"/>
    </style:style>
    <style:style style:name="P31" style:family="paragraph" style:parent-style-name="Standard">
      <style:paragraph-properties fo:line-height="115%"/>
      <style:text-properties fo:color="#cccccc" fo:font-weight="bold" officeooo:rsid="000ce82d" officeooo:paragraph-rsid="000cf897" style:font-weight-asian="bold" style:font-weight-complex="bold"/>
    </style:style>
    <style:style style:name="P32" style:family="paragraph" style:parent-style-name="Standard">
      <style:paragraph-properties fo:line-height="115%"/>
      <style:text-properties fo:color="#cccccc" fo:font-weight="bold" officeooo:rsid="000cf897" officeooo:paragraph-rsid="000cf897" style:font-weight-asian="bold" style:font-weight-complex="bold"/>
    </style:style>
    <style:style style:name="P33" style:family="paragraph" style:parent-style-name="Standard">
      <style:paragraph-properties fo:line-height="115%"/>
      <style:text-properties fo:color="#cccccc" fo:font-weight="bold" officeooo:rsid="000df7ec" officeooo:paragraph-rsid="000df7ec" style:font-weight-asian="bold" style:font-weight-complex="bold"/>
    </style:style>
    <style:style style:name="P34" style:family="paragraph" style:parent-style-name="Standard">
      <style:paragraph-properties fo:line-height="115%"/>
      <style:text-properties fo:color="#cccccc" fo:font-weight="bold" officeooo:rsid="000fe04c" officeooo:paragraph-rsid="001cd7a7" style:font-weight-asian="bold" style:font-weight-complex="bold"/>
    </style:style>
    <style:style style:name="P35" style:family="paragraph" style:parent-style-name="Standard">
      <style:paragraph-properties fo:line-height="115%"/>
      <style:text-properties fo:color="#cccccc" fo:font-weight="bold" officeooo:rsid="000fe04c" officeooo:paragraph-rsid="0020a55a" style:font-weight-asian="bold" style:font-weight-complex="bold"/>
    </style:style>
    <style:style style:name="P36" style:family="paragraph" style:parent-style-name="Standard">
      <style:paragraph-properties fo:line-height="115%"/>
      <style:text-properties fo:color="#cccccc" fo:font-weight="bold" officeooo:rsid="000fe04c" officeooo:paragraph-rsid="000fe04c" style:font-weight-asian="bold" style:font-weight-complex="bold"/>
    </style:style>
    <style:style style:name="P37" style:family="paragraph" style:parent-style-name="Standard">
      <style:paragraph-properties fo:line-height="115%"/>
      <style:text-properties fo:color="#cccccc" fo:font-weight="normal" officeooo:rsid="000cf897" officeooo:paragraph-rsid="000cf897" style:font-weight-asian="normal" style:font-weight-complex="normal"/>
    </style:style>
    <style:style style:name="P38" style:family="paragraph" style:parent-style-name="Standard">
      <style:paragraph-properties fo:line-height="115%"/>
      <style:text-properties fo:color="#cccccc" fo:font-weight="normal" officeooo:rsid="000fe04c" officeooo:paragraph-rsid="000df7ec" style:font-weight-asian="normal" style:font-weight-complex="normal"/>
    </style:style>
    <style:style style:name="P39" style:family="paragraph" style:parent-style-name="Standard">
      <style:paragraph-properties fo:line-height="115%"/>
      <style:text-properties fo:color="#cccccc" fo:font-weight="normal" officeooo:rsid="000fe04c" officeooo:paragraph-rsid="0020a55a" style:font-weight-asian="normal" style:font-weight-complex="normal"/>
    </style:style>
    <style:style style:name="P40" style:family="paragraph" style:parent-style-name="Standard">
      <style:paragraph-properties fo:line-height="115%"/>
      <style:text-properties fo:color="#cccccc" fo:font-weight="normal" officeooo:rsid="000fe04c" officeooo:paragraph-rsid="000fe04c" style:font-weight-asian="normal" style:font-weight-complex="normal"/>
    </style:style>
    <style:style style:name="P41" style:family="paragraph" style:parent-style-name="Standard">
      <style:paragraph-properties fo:line-height="115%"/>
      <style:text-properties fo:color="#cccccc" fo:font-weight="normal" officeooo:rsid="0010a962" officeooo:paragraph-rsid="000fe04c" style:font-weight-asian="normal" style:font-weight-complex="normal"/>
    </style:style>
    <style:style style:name="P42" style:family="paragraph" style:parent-style-name="Standard">
      <style:paragraph-properties fo:line-height="115%"/>
      <style:text-properties fo:font-size="12pt" fo:font-weight="normal" officeooo:rsid="00935f87" officeooo:paragraph-rsid="003e0f6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df7ec" style:font-weight-asian="normal" style:font-weight-complex="normal"/>
    </style:style>
    <style:style style:name="T3" style:family="text">
      <style:text-properties fo:font-weight="normal" officeooo:rsid="000fe04c" style:font-weight-asian="normal" style:font-weight-complex="normal"/>
    </style:style>
    <style:style style:name="T4" style:family="text">
      <style:text-properties fo:font-weight="normal" officeooo:rsid="0010a962" style:font-weight-asian="normal" style:font-weight-complex="normal"/>
    </style:style>
    <style:style style:name="T5" style:family="text">
      <style:text-properties fo:font-weight="normal" officeooo:rsid="00113c96" style:font-weight-asian="normal" style:font-weight-complex="normal"/>
    </style:style>
    <style:style style:name="T6" style:family="text">
      <style:text-properties fo:font-weight="normal" officeooo:rsid="0016261b" style:font-weight-asian="normal" style:font-weight-complex="normal"/>
    </style:style>
    <style:style style:name="T7" style:family="text">
      <style:text-properties fo:font-weight="normal" officeooo:rsid="0017ce63" style:font-weight-asian="normal" style:font-weight-complex="normal"/>
    </style:style>
    <style:style style:name="T8" style:family="text">
      <style:text-properties fo:font-weight="normal" officeooo:rsid="00198234" style:font-weight-asian="normal" style:font-weight-complex="normal"/>
    </style:style>
    <style:style style:name="T9" style:family="text">
      <style:text-properties fo:font-weight="normal" officeooo:rsid="001b2cdf" style:font-weight-asian="normal" style:font-weight-complex="normal"/>
    </style:style>
    <style:style style:name="T10" style:family="text">
      <style:text-properties fo:font-weight="normal" officeooo:rsid="001f9d08" style:font-weight-asian="normal" style:font-weight-complex="normal"/>
    </style:style>
    <style:style style:name="T11" style:family="text">
      <style:text-properties fo:font-weight="normal" officeooo:rsid="0020a55a" style:font-weight-asian="normal" style:font-weight-complex="normal"/>
    </style:style>
    <style:style style:name="T12" style:family="text">
      <style:text-properties fo:font-weight="normal" officeooo:rsid="0020957a" style:font-weight-asian="normal" style:font-weight-complex="normal"/>
    </style:style>
    <style:style style:name="T13" style:family="text">
      <style:text-properties fo:font-weight="normal" officeooo:rsid="00216f1f" style:font-weight-asian="normal" style:font-weight-complex="normal"/>
    </style:style>
    <style:style style:name="T14" style:family="text">
      <style:text-properties fo:font-weight="normal" officeooo:rsid="002ff12d" style:font-weight-asian="normal" style:font-weight-complex="normal"/>
    </style:style>
    <style:style style:name="T15" style:family="text">
      <style:text-properties fo:font-weight="normal" officeooo:rsid="0041fa6e" style:font-weight-asian="normal" style:font-weight-complex="normal"/>
    </style:style>
    <style:style style:name="T16" style:family="text">
      <style:text-properties fo:font-weight="normal" officeooo:rsid="00429f04" style:font-weight-asian="normal" style:font-weight-complex="normal"/>
    </style:style>
    <style:style style:name="T17" style:family="text">
      <style:text-properties fo:font-weight="normal" officeooo:rsid="00448eb2" style:font-weight-asian="normal" style:font-weight-complex="normal"/>
    </style:style>
    <style:style style:name="T18" style:family="text">
      <style:text-properties fo:font-weight="normal" officeooo:rsid="00465f64" style:font-weight-asian="normal" style:font-weight-complex="normal"/>
    </style:style>
    <style:style style:name="T19" style:family="text">
      <style:text-properties fo:font-weight="normal" officeooo:rsid="0047d3d1" style:font-weight-asian="normal" style:font-weight-complex="normal"/>
    </style:style>
    <style:style style:name="T20" style:family="text">
      <style:text-properties fo:font-weight="normal" officeooo:rsid="004ef9e5" style:font-weight-asian="normal" style:font-weight-complex="normal"/>
    </style:style>
    <style:style style:name="T21" style:family="text">
      <style:text-properties fo:font-weight="normal" officeooo:rsid="004fff7a" style:font-weight-asian="normal" style:font-weight-complex="normal"/>
    </style:style>
    <style:style style:name="T22" style:family="text">
      <style:text-properties fo:font-weight="normal" officeooo:rsid="0058b9fa" style:font-weight-asian="normal" style:font-weight-complex="normal"/>
    </style:style>
    <style:style style:name="T23" style:family="text">
      <style:text-properties fo:font-weight="normal" officeooo:rsid="00594d67" style:font-weight-asian="normal" style:font-weight-complex="normal"/>
    </style:style>
    <style:style style:name="T24" style:family="text">
      <style:text-properties fo:font-weight="normal" officeooo:rsid="005983eb" style:font-weight-asian="normal" style:font-weight-complex="normal"/>
    </style:style>
    <style:style style:name="T25" style:family="text">
      <style:text-properties fo:font-weight="normal" officeooo:rsid="005aa6ea" style:font-weight-asian="normal" style:font-weight-complex="normal"/>
    </style:style>
    <style:style style:name="T26" style:family="text">
      <style:text-properties fo:font-weight="normal" officeooo:rsid="005c4891" style:font-weight-asian="normal" style:font-weight-complex="normal"/>
    </style:style>
    <style:style style:name="T27" style:family="text">
      <style:text-properties fo:font-weight="normal" officeooo:rsid="005db45a" style:font-weight-asian="normal" style:font-weight-complex="normal"/>
    </style:style>
    <style:style style:name="T28" style:family="text">
      <style:text-properties fo:font-weight="normal" officeooo:rsid="005ea477" style:font-weight-asian="normal" style:font-weight-complex="normal"/>
    </style:style>
    <style:style style:name="T29" style:family="text">
      <style:text-properties fo:font-weight="normal" officeooo:rsid="005f9b41" style:font-weight-asian="normal" style:font-weight-complex="normal"/>
    </style:style>
    <style:style style:name="T30" style:family="text">
      <style:text-properties fo:font-weight="normal" officeooo:rsid="00618e34" style:font-weight-asian="normal" style:font-weight-complex="normal"/>
    </style:style>
    <style:style style:name="T31" style:family="text">
      <style:text-properties fo:font-weight="normal" officeooo:rsid="0064a8d5" style:font-weight-asian="normal" style:font-weight-complex="normal"/>
    </style:style>
    <style:style style:name="T32" style:family="text">
      <style:text-properties fo:font-weight="normal" officeooo:rsid="0065ad12" style:font-weight-asian="normal" style:font-weight-complex="normal"/>
    </style:style>
    <style:style style:name="T33" style:family="text">
      <style:text-properties fo:font-weight="normal" officeooo:rsid="00696fdc" style:font-weight-asian="normal" style:font-weight-complex="normal"/>
    </style:style>
    <style:style style:name="T34" style:family="text">
      <style:text-properties fo:font-weight="normal" officeooo:rsid="0069b736" style:font-weight-asian="normal" style:font-weight-complex="normal"/>
    </style:style>
    <style:style style:name="T35" style:family="text">
      <style:text-properties fo:font-weight="normal" officeooo:rsid="006eebcb" style:font-weight-asian="normal" style:font-weight-complex="normal"/>
    </style:style>
    <style:style style:name="T36" style:family="text">
      <style:text-properties fo:font-weight="normal" officeooo:rsid="00700db9" style:font-weight-asian="normal" style:font-weight-complex="normal"/>
    </style:style>
    <style:style style:name="T37" style:family="text">
      <style:text-properties fo:font-weight="normal" officeooo:rsid="0071463b" style:font-weight-asian="normal" style:font-weight-complex="normal"/>
    </style:style>
    <style:style style:name="T38" style:family="text">
      <style:text-properties fo:font-weight="normal" officeooo:rsid="0073c09a" style:font-weight-asian="normal" style:font-weight-complex="normal"/>
    </style:style>
    <style:style style:name="T39" style:family="text">
      <style:text-properties fo:font-weight="normal" officeooo:rsid="007442c8" style:font-weight-asian="normal" style:font-weight-complex="normal"/>
    </style:style>
    <style:style style:name="T40" style:family="text">
      <style:text-properties fo:font-weight="normal" officeooo:rsid="007632ca" style:font-weight-asian="normal" style:font-weight-complex="normal"/>
    </style:style>
    <style:style style:name="T41" style:family="text">
      <style:text-properties fo:font-weight="normal" officeooo:rsid="008ef09e" style:font-weight-asian="normal" style:font-weight-complex="normal"/>
    </style:style>
    <style:style style:name="T42" style:family="text">
      <style:text-properties fo:font-weight="normal" officeooo:rsid="00916e39" style:font-weight-asian="normal" style:font-weight-complex="normal"/>
    </style:style>
    <style:style style:name="T43" style:family="text">
      <style:text-properties fo:font-weight="normal" officeooo:rsid="00935f87" style:font-weight-asian="normal" style:font-weight-complex="normal"/>
    </style:style>
    <style:style style:name="T44" style:family="text">
      <style:text-properties fo:font-weight="normal" officeooo:rsid="0095410d" style:font-weight-asian="normal" style:font-weight-complex="normal"/>
    </style:style>
    <style:style style:name="T45" style:family="text">
      <style:text-properties fo:font-weight="normal" officeooo:rsid="00981785" style:font-weight-asian="normal" style:font-weight-complex="normal"/>
    </style:style>
    <style:style style:name="T46" style:family="text">
      <style:text-properties fo:font-weight="normal" officeooo:rsid="00995bfa" style:font-weight-asian="normal" style:font-weight-complex="normal"/>
    </style:style>
    <style:style style:name="T47" style:family="text">
      <style:text-properties fo:font-weight="normal" officeooo:rsid="009b5b1e" style:font-weight-asian="normal" style:font-weight-complex="normal"/>
    </style:style>
    <style:style style:name="T48" style:family="text">
      <style:text-properties fo:font-weight="normal" officeooo:rsid="009c17c1" style:font-weight-asian="normal" style:font-weight-complex="normal"/>
    </style:style>
    <style:style style:name="T49" style:family="text">
      <style:text-properties fo:font-weight="normal" officeooo:rsid="009fb6df" style:font-weight-asian="normal" style:font-weight-complex="normal"/>
    </style:style>
    <style:style style:name="T50" style:family="text">
      <style:text-properties fo:font-weight="normal" officeooo:rsid="00a187bf" style:font-weight-asian="normal" style:font-weight-complex="normal"/>
    </style:style>
    <style:style style:name="T51" style:family="text">
      <style:text-properties officeooo:rsid="0017ff85"/>
    </style:style>
    <style:style style:name="T52" style:family="text">
      <style:text-properties officeooo:rsid="00198234"/>
    </style:style>
    <style:style style:name="T53" style:family="text">
      <style:text-properties officeooo:rsid="00216f1f"/>
    </style:style>
    <style:style style:name="T54" style:family="text">
      <style:text-properties officeooo:rsid="002c2f12"/>
    </style:style>
    <style:style style:name="T55" style:family="text">
      <style:text-properties officeooo:rsid="0035a672"/>
    </style:style>
    <style:style style:name="T56" style:family="text">
      <style:text-properties officeooo:rsid="00364797"/>
    </style:style>
    <style:style style:name="T57" style:family="text">
      <style:text-properties officeooo:rsid="0038d44d"/>
    </style:style>
    <style:style style:name="T58" style:family="text">
      <style:text-properties officeooo:rsid="0039596d"/>
    </style:style>
    <style:style style:name="T59" style:family="text">
      <style:text-properties officeooo:rsid="003b3c7d"/>
    </style:style>
    <style:style style:name="T60" style:family="text">
      <style:text-properties officeooo:rsid="003e3667"/>
    </style:style>
    <style:style style:name="T61" style:family="text">
      <style:text-properties officeooo:rsid="003e3eb5"/>
    </style:style>
    <style:style style:name="T62" style:family="text">
      <style:text-properties officeooo:rsid="004031c7"/>
    </style:style>
    <style:style style:name="T63" style:family="text">
      <style:text-properties officeooo:rsid="0041eea3"/>
    </style:style>
    <style:style style:name="T64" style:family="text">
      <style:text-properties officeooo:rsid="00465f64"/>
    </style:style>
    <style:style style:name="T65" style:family="text">
      <style:text-properties officeooo:rsid="0047d3d1"/>
    </style:style>
    <style:style style:name="T66" style:family="text">
      <style:text-properties officeooo:rsid="0054a116"/>
    </style:style>
    <style:style style:name="T67" style:family="text">
      <style:text-properties officeooo:rsid="00566185"/>
    </style:style>
    <style:style style:name="T68" style:family="text">
      <style:text-properties officeooo:rsid="00576db4"/>
    </style:style>
    <style:style style:name="T69" style:family="text">
      <style:text-properties officeooo:rsid="00577eed"/>
    </style:style>
    <style:style style:name="T70" style:family="text">
      <style:text-properties officeooo:rsid="00594d67"/>
    </style:style>
    <style:style style:name="T71" style:family="text">
      <style:text-properties officeooo:rsid="00632793"/>
    </style:style>
    <style:style style:name="T72" style:family="text">
      <style:text-properties officeooo:rsid="0078df99"/>
    </style:style>
    <style:style style:name="T73" style:family="text">
      <style:text-properties officeooo:rsid="007f232c"/>
    </style:style>
    <style:style style:name="T74" style:family="text">
      <style:text-properties officeooo:rsid="00801ae5"/>
    </style:style>
    <style:style style:name="T75" style:family="text">
      <style:text-properties officeooo:rsid="008780f3"/>
    </style:style>
    <style:style style:name="T76" style:family="text">
      <style:text-properties fo:font-size="12pt" style:font-size-asian="10.5pt" style:font-size-complex="12pt"/>
    </style:style>
    <style:style style:name="T77" style:family="text">
      <style:text-properties fo:font-size="12pt" officeooo:rsid="008936fc" style:font-size-asian="10.5pt" style:font-size-complex="12pt"/>
    </style:style>
    <style:style style:name="T78" style:family="text">
      <style:text-properties fo:font-size="12pt" officeooo:rsid="00895dd9" style:font-size-asian="10.5pt" style:font-size-complex="12pt"/>
    </style:style>
    <style:style style:name="T79" style:family="text">
      <style:text-properties officeooo:rsid="008ef09e"/>
    </style:style>
    <style:style style:name="T80" style:family="text">
      <style:text-properties officeooo:rsid="00951d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Versioner:</text:p>
      <text:p text:style-name="P19"/>
      <text:p text:style-name="P23">Version 1: <text:span text:style-name="T60">Gør det, vi har nu, lækkert</text:span></text:p>
      <text:p text:style-name="P2"/>
      <text:p text:style-name="P2">* <text:span text:style-name="T55">Parametre, som graf sekvensen kan konfigureres med:</text:span></text:p>
      <text:p text:style-name="P2">--- <text:span text:style-name="T56">threshold signal styrke</text:span></text:p>
      <text:p text:style-name="P2">--- <text:span text:style-name="T56">timebin længde</text:span></text:p>
      <text:p text:style-name="P2">--- <text:span text:style-name="T56">det overordnede tidsintervals endepunkter</text:span></text:p>
      <text:p text:style-name="P2"/>
      <text:p text:style-name="P2">* <text:span text:style-name="T57">Funktioner som kan udregnes på graf sekvensen:</text:span></text:p>
      <text:p text:style-name="P2">--- <text:span text:style-name="T57">Average degree</text:span></text:p>
      <text:p text:style-name="P2">--- <text:span text:style-name="T57">Network density</text:span></text:p>
      <text:p text:style-name="P2">--- <text:span text:style-name="T58">Number of isolated nodes</text:span></text:p>
      <text:p text:style-name="P3">--- <text:span text:style-name="T59">Link growth (absolute)</text:span></text:p>
      <text:p text:style-name="P3">--- <text:span text:style-name="T59">Link growth (relative)</text:span></text:p>
      <text:p text:style-name="P2">--- <text:span text:style-name="T57">Community detection (tidsserie med antallet af communities) </text:span></text:p>
      <text:p text:style-name="P2"/>
      <text:p text:style-name="P15">Nuværende mangler før version 1 er klar:</text:p>
      <text:p text:style-name="P4"/>
      <text:p text:style-name="P8">* Tidsserie visualiseringerne af statistikkerne:</text:p>
      <text:p text:style-name="P15"><text:span text:style-name="T15">- </text:span><text:span text:style-name="T16">y-aksen: </text:span></text:p>
      <text:p text:style-name="P7">------ tilføj <text:span text:style-name="T79">mulighed for </text:span>label med enhed <text:span text:style-name="T79">STOFFER</text:span></text:p>
      <text:p text:style-name="P15"><text:span text:style-name="T16">------ </text:span><text:span text:style-name="T17">sørg for at ticksne ikke bliver så sammenpressede, at de ikke kan læses </text:span><text:span text:style-name="T18">(</text:span><text:span text:style-name="T19">se for eksempel når thresholdet er -100 og timebin længden er 15 minutter</text:span><text:span text:style-name="T18">). </text:span><text:span text:style-name="T41">STOFFER</text:span></text:p>
      <text:p text:style-name="P15"><text:span text:style-name="T18">- </text:span><text:span text:style-name="T35">x-aksen:</text:span></text:p>
      <text:p text:style-name="P17"><text:span text:style-name="T35">------ </text:span><text:span text:style-name="T36">når brugeren vælger </text:span><text:span text:style-name="T37">timebin længde, så skal </text:span><text:span text:style-name="T38">den røde selektor bevarer sit offset </text:span><text:span text:style-name="T39">(få ændret togglingen af communities placering i koden, så </text:span><text:span text:style-name="T40">hele graf sekvensen ikke beregnes på ny, bare fordi communities toggles til eller fra</text:span><text:span text:style-name="T39">)</text:span><text:span text:style-name="T38">. </text:span><text:span text:style-name="T41">STOFFER</text:span></text:p>
      <text:p text:style-name="P17"><text:span text:style-name="T38">------ </text:span><text:span text:style-name="T41">samme med commiity toggling ASGER </text:span><text:span text:style-name="T49">V</text:span></text:p>
      <text:p text:style-name="P17"><text:span text:style-name="T38">--</text:span><text:span text:style-name="T35">---- tilføj lidt whitespace mellem x-aksen og den mindste værdi af stepgrafen </text:span><text:span text:style-name="T41">STOFFER</text:span></text:p>
      <text:p text:style-name="P15"><text:span text:style-name="T17">- </text:span><text:span text:style-name="T20">generelt:</text:span></text:p>
      <text:p text:style-name="P15"><text:span text:style-name="T20">------ </text:span><text:span text:style-name="T28">hver statistik skal kunne toggles til og fra. </text:span><text:span text:style-name="T41">ASGER</text:span></text:p>
      <text:p text:style-name="P15"><text:span text:style-name="T28">------ tilføj statistik over antallet af communities, som togles til </text:span><text:span text:style-name="T29">og</text:span><text:span text:style-name="T28"> fra, når community detection togles. </text:span><text:span text:style-name="T41">ASGER</text:span></text:p>
      <text:p text:style-name="P1">------ vis værdien af stepgrafen i den timebin, som den røde selektor er på. <text:span text:style-name="T79">STOFFER</text:span></text:p>
      <text:p text:style-name="P1">------ <text:span text:style-name="T72">når man forsøger at vise det maksimale antals bins, kan man ikke længere se den røde selektor. Løsningsforslag: Kommer hver bin til at svare til under n pixels, så sættes den røde selektors bredde til m pixels, uanset hvor mange pixels, hver bin svarer til. STOFFER</text:span></text:p>
      <text:p text:style-name="P8"/>
      <text:p text:style-name="P15"><text:span text:style-name="T15">* </text:span><text:span text:style-name="T21">Community detection:</text:span></text:p>
      <text:p text:style-name="P15"><text:soft-page-break/><text:span text:style-name="T21">--- </text:span><text:span text:style-name="T22">D</text:span><text:span text:style-name="T21">er er for mange communities </text:span><text:span text:style-name="T22">til at farvekodningen rigtig giver mening. Foreslag til løsning: Når man har slået community detection til, og hover over en node i et community, så skal alle de andre nodes farves default farven. </text:span><text:span text:style-name="T42">ASGER</text:span></text:p>
      <text:p text:style-name="P15"><text:span text:style-name="T42">--- </text:span><text:span text:style-name="T47">Sørg for at samme comminities, bevarer samme farver, så vidt som muligt, over skift ASGER</text:span></text:p>
      <text:p text:style-name="P9"/>
      <text:p text:style-name="P15"><text:span text:style-name="T22">* </text:span><text:span text:style-name="T31">Parameter control board:</text:span></text:p>
      <text:p text:style-name="P15"><text:span text:style-name="T22">--- </text:span><text:span text:style-name="T32">Community detection checkboxen skal ind i samme kodestruktur som resten af parameter-konfiguratorene. </text:span><text:span text:style-name="T43">ASGER</text:span></text:p>
      <text:p text:style-name="P42">---- tilføj reset zoom knap ASGER</text:p>
      <text:p text:style-name="P9"/>
      <text:p text:style-name="P15"><text:span text:style-name="T22">* </text:span><text:span text:style-name="T25">Overordnet design:</text:span></text:p>
      <text:p text:style-name="P10">--- positioner de forskellige rigtigt i forhold til hinanden:</text:p>
      <text:p text:style-name="P10">------- <text:span text:style-name="T80">Flyt parameter control boardet nedunder ASGER</text:span></text:p>
      <text:p text:style-name="P16"><text:span text:style-name="T25">--- </text:span><text:span text:style-name="T26">vælg flottere tekst font og indstil skrift størrelser. </text:span><text:span text:style-name="T45">ASGER / STOFFER</text:span></text:p>
      <text:p text:style-name="P16"><text:span text:style-name="T45">--- </text:span><text:span text:style-name="T46">rund svg canvas? STOFFER</text:span></text:p>
      <text:p text:style-name="P18"><text:span text:style-name="T26">--- </text:span><text:span text:style-name="T27">skriv tekster til hvert af parametrene, som brugeren kan konfigurere, og til hver af statistikkerne, der kan udregnes på graf sekvensen. Disse tekster skal komme frem i bokse, når brugeren hover over navnene på parameter-konfiguratorene / step graf visualiseringerne. </text:span><text:span text:style-name="T44">ASGER</text:span></text:p>
      <text:p text:style-name="P16"><text:span text:style-name="T27">--- </text:span><text:span text:style-name="T36">tilføj “loader data...”, mens data loader. </text:span><text:span text:style-name="T48">STOFFER</text:span></text:p>
      <text:p text:style-name="P11"/>
      <text:p text:style-name="P16"><text:span text:style-name="T27">* </text:span><text:span text:style-name="T33">Performance optimering:</text:span></text:p>
      <text:p text:style-name="P16"><text:span text:style-name="T33">--- koden bliver langsom, når threshold=-100, binsize=5min og den fulde periode visualiseres. Det gør, at man ikke kan toggle community detection, fordi den er sat dumt I koden, så hele </text:span><text:span text:style-name="T34">graf </text:span><text:span text:style-name="T33">sekvensen beregnes på ny, </text:span><text:span text:style-name="T34">når community detection toggles</text:span><text:span text:style-name="T33">. Ændrer det.</text:span></text:p>
      <text:p text:style-name="P4"/>
      <text:p text:style-name="P4"/>
      <text:p text:style-name="P24">Version 2: <text:span text:style-name="T60">Lav opdateringer, der giver mening i forhold til sodas dataset </text:span></text:p>
      <text:p text:style-name="P5"/>
      <text:p text:style-name="P5">* <text:span text:style-name="T62">Nye parametre, som graf sekvensen kan konfigures med:</text:span></text:p>
      <text:p text:style-name="P5">--- <text:span text:style-name="T70">antal skans i hver timebin</text:span></text:p>
      <text:p text:style-name="P5"/>
      <text:p text:style-name="P5">* <text:span text:style-name="T71">Histogram over degree distribution.</text:span></text:p>
      <text:p text:style-name="P4"/>
      <text:p text:style-name="P6">* <text:span text:style-name="T73">Giv mulighed for at følge udvalgte nodes:</text:span></text:p>
      <text:p text:style-name="P4">--- <text:span text:style-name="T73">hvis man holder musen nede og trækker en firkant over nogle af nodes, så får man mulighed for at følge de udvalgte nodes. De fulgte nodes en særskilt farve, når de er del af graferne i sekvensen.</text:span></text:p>
      <text:p text:style-name="P4">--- <text:span text:style-name="T74">når communities er slået til og man hover over et community, så det sættes i fokus (se under communities i mangel beskrivelsen i version 1) og klikker, så skal man ligeledes have mulighed for at følge de knuder, der indgår i community’et.</text:span></text:p>
      <text:p text:style-name="P4"/>
      <text:p text:style-name="P15"><text:span text:style-name="T1">* </text:span><text:span text:style-name="T23">Giv mulighed </text:span><text:span text:style-name="T24">for at sammenligne </text:span><text:span text:style-name="T30">visualiseringer af </text:span><text:span text:style-name="T24">flere parameter indstillinger </text:span><text:span text:style-name="T30">(objektifiser den nuværende kode, så der kan laves flere instances under hinanden).</text:span></text:p>
      <text:p text:style-name="P4"><text:soft-page-break/></text:p>
      <text:p text:style-name="P4"/>
      <text:p text:style-name="P24">Version 3: <text:span text:style-name="T61">Generaliser til dynamiske graf datasets generelt</text:span></text:p>
      <text:p text:style-name="P4"/>
      <text:p text:style-name="P4">* <text:span text:style-name="T62">Nye parametre, som graf sekvensen kan konfigures med:</text:span></text:p>
      <text:p text:style-name="P4">- <text:span text:style-name="T67">På links niveau:</text:span></text:p>
      <text:p text:style-name="P4">--- <text:span text:style-name="T64">thresholdet på “signalstyrken” skal kunne vælges mere fleksibelt</text:span></text:p>
      <text:p text:style-name="P4">------- <text:span text:style-name="T65">gør slideren til et interval og giv muligheden for at vælge både indersiden og ydersiden af intervallet.</text:span></text:p>
      <text:p text:style-name="P4">--- <text:span text:style-name="T62">directed / ikke directed</text:span></text:p>
      <text:p text:style-name="P4">--- <text:span text:style-name="T62">mulighed for at akkumulere links</text:span></text:p>
      <text:p text:style-name="P4">- <text:span text:style-name="T67">På node niveau:</text:span></text:p>
      <text:p text:style-name="P4">--- <text:span text:style-name="T67">brugeren skal også have mulighed for at selektere et subset af noderne ud fra deres features.</text:span></text:p>
      <text:p text:style-name="P4">--- <text:span text:style-name="T75">toggle om isolerede nodes skal vises eller ej.</text:span></text:p>
      <text:p text:style-name="P4"/>
      <text:p text:style-name="P4">* <text:span text:style-name="T68">Mulighed for at gruppere nodes efter deres features og visualisere denne gruppering med en farvning af noderne.</text:span></text:p>
      <text:p text:style-name="P4"/>
      <text:p text:style-name="P4">* <text:span text:style-name="T69">Gem uploadede datasets, så andre brugere også kan visualisere dem.</text:span></text:p>
      <text:p text:style-name="P4"/>
      <text:p text:style-name="P4"/>
      <text:p text:style-name="P25">Version 4: Giv brugeren mulighed for at uploade scripts <text:span text:style-name="T63">med funktioner, der kan beregnes på graf sekvensen.</text:span></text:p>
      <text:p text:style-name="P12"/>
      <text:p text:style-name="P12">* clustering (community detection)</text:p>
      <text:p text:style-name="P14">--- <text:span text:style-name="T66">skal der også være mulighed for visualisering af overlappende clustering metoder?</text:span></text:p>
      <text:p text:style-name="P13"/>
      <text:p text:style-name="P13">* statistikker på graf-sekvensen.</text:p>
      <text:p text:style-name="P13"/>
      <text:p text:style-name="P13">* når en bruger uploader et script, så skal andre brugere også have mulighed for at bruge det.</text:p>
      <text:p text:style-name="P26"/>
      <text:p text:style-name="P26"/>
      <text:p text:style-name="P27">Version 5: Eksportering af visualiseringer</text:p>
      <text:p text:style-name="P20"/>
      <text:p text:style-name="P28"><text:span text:style-name="T76">* </text:span><text:span text:style-name="T77">Brugeren kan eksportere en visualisering, hvor han selv bestemmer, hvilke parameter der skal fastfryses og til hvilke værdier. </text:span><text:span text:style-name="T78">Outputtet er en url, som loader brugerens dataset og hvor de parameter, brugeren har fastfrosset, er blevet skjult (altså hvis brugeren for eksempel har fastfrosset en bestemt bin længde, så skjules den slider, hvor dette parameter sættes).</text:span></text:p>
      <text:p text:style-name="P22"/>
      <text:p text:style-name="P29">Plan:</text:p>
      <text:p text:style-name="P30"><text:soft-page-break/></text:p>
      <text:p text:style-name="P31">Første prioritet: <text:span text:style-name="T1">Færdig en flot visualisering med nuværende parametre (timebin length, threshold, number of bins, </text:span><text:span text:style-name="T8">start tidspunkt</text:span><text:span text:style-name="T1">) og statistikker (average degree).</text:span></text:p>
      <text:p text:style-name="P37">1. Lav mulighed for at vælge parametrene interaktivt. <text:span text:style-name="T53">ASGER</text:span></text:p>
      <text:p text:style-name="P32"><text:span text:style-name="T6">3</text:span><text:span text:style-name="T1">. </text:span><text:span text:style-name="T2">Lav </text:span><text:span text:style-name="T10">tidspunkts-</text:span><text:span text:style-name="T2">ticks på tidsakserne. </text:span><text:span text:style-name="T13">STOFFER</text:span></text:p>
      <text:p text:style-name="P33"><text:span text:style-name="T6">4</text:span><text:span text:style-name="T1">. </text:span><text:span text:style-name="T3">Design siden med css. </text:span><text:span text:style-name="T13">STOFFER</text:span></text:p>
      <text:p text:style-name="P38"/>
      <text:p text:style-name="P34">Anden prioritet: </text:p>
      <text:p text:style-name="P34"><text:span text:style-name="T1">* Klargør visualiseringen til eksamen: Tekst, fortælling. </text:span><text:span text:style-name="T13">ASGER</text:span></text:p>
      <text:p text:style-name="P35"><text:span text:style-name="T1">* </text:span><text:span text:style-name="T11">Opdater graf visualiseringen:</text:span></text:p>
      <text:p text:style-name="P35"><text:span text:style-name="T11">–- </text:span><text:span text:style-name="T9">Gør så at visualiseringen ikke “shuffler” ved tisskift <text:s/></text:span><text:span text:style-name="T13">STOFFER</text:span></text:p>
      <text:p text:style-name="P35"><text:span text:style-name="T9">–- </text:span><text:span text:style-name="T12">zoom ind på grafen</text:span><text:span text:style-name="T9"> </text:span><text:span text:style-name="T13">STOFFER</text:span></text:p>
      <text:p text:style-name="P35"><text:span text:style-name="T13">--- </text:span><text:span text:style-name="T14">Community detection ASGER</text:span></text:p>
      <text:p text:style-name="P39">* <text:span text:style-name="T51">Mulighed for at sammenligne to valg af parametre: STOFFER</text:span></text:p>
      <text:p text:style-name="P39">--- <text:span text:style-name="T51">få de to visuelle outputs under hinanden</text:span></text:p>
      <text:p text:style-name="P39"/>
      <text:p text:style-name="P36">Tredje prioritet: <text:span text:style-name="T1">Udvid visualiseringen. Muligheder:</text:span></text:p>
      <text:p text:style-name="P40">* Nye parametre:</text:p>
      <text:p text:style-name="P40">--- antal skans i hver bin.</text:p>
      <text:p text:style-name="P40">--- <text:span text:style-name="T52">vælg start og slut tidspunkt i stedet for (offset, number of bins)</text:span></text:p>
      <text:p text:style-name="P40">--- directed graf</text:p>
      <text:p text:style-name="P40">--- akkumuler links (til bitcoins dataset)</text:p>
      <text:p text:style-name="P40"/>
      <text:p text:style-name="P36"><text:span text:style-name="T1">* </text:span><text:span text:style-name="T4">Nye statistikker:</text:span></text:p>
      <text:p text:style-name="P41">--- degree distribution <text:span text:style-name="T54">ASGER</text:span></text:p>
      <text:p text:style-name="P41">--- cluster coefficient</text:p>
      <text:p text:style-name="P40"/>
      <text:p text:style-name="P36"><text:span text:style-name="T1">* </text:span><text:span text:style-name="T4">Generaliser:</text:span></text:p>
      <text:p text:style-name="P36"><text:span text:style-name="T4">--- </text:span><text:span text:style-name="T5">mulighed for at uploade andre datasets</text:span></text:p>
      <text:p text:style-name="P36"><text:span text:style-name="T5">--- </text:span><text:span text:style-name="T7">bitcoin datasettet (kræver at directed graf og akkumuler links parametrene er implementer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21:55:11.136112494</meta:creation-date>
    <dc:date>2018-01-15T13:41:00.826082303</dc:date>
    <meta:editing-duration>PT7H4M36S</meta:editing-duration>
    <meta:editing-cycles>117</meta:editing-cycles>
    <meta:generator>LibreOffice/5.1.6.2$Linux_X86_64 LibreOffice_project/10m0$Build-2</meta:generator>
    <meta:document-statistic meta:table-count="0" meta:image-count="0" meta:object-count="0" meta:page-count="4" meta:paragraph-count="94" meta:word-count="1018" meta:character-count="6449" meta:non-whitespace-character-count="5520"/>
  </office:meta>
</office:document-meta>
</file>